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ommunikator (Client)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e: </text:p>
                <text:list>
                  <text:list-header>
                    <text:p>per Austausch von Json-Dokumenten</text:p>
                  </text:list-header>
                </text:list>
              </text:list-item>
              <text:list-item>
                <text:p>Wozu:</text:p>
                <text:list>
                  <text:list-header>
                    <text:p>Autentifizierung der Clients beim Server,</text:p>
                    <text:p>Übermittlung der Arbeitsaufgaben ("Tasks") </text:p>
                    <text:p>vom Server zum Client</text:p>
                  </text:list-header>
                </text:list>
                <text:p/>
              </text:list-item>
              <text:list-item>
                <text:p>Aktueller Stand und 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2M21S</meta:editing-duration>
    <meta:editing-cycles>3</meta:editing-cycles>
    <meta:generator>OpenOffice/4.1.3$Win32 OpenOffice.org_project/413m1$Build-9783</meta:generator>
    <dc:date>2018-01-10T18:30:23.47</dc:date>
    <dc:creator>Roland Morhammer</dc:creator>
    <meta:document-statistic meta:object-count="25"/>
  </office:meta>
</office:document-meta>
</file>